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23a51d" style:font-size-asian="12pt" style:font-size-complex="12pt"/>
    </style:style>
    <style:style style:name="P10" style:family="paragraph" style:parent-style-name="Standard">
      <style:text-properties style:font-name="Liberation Serif" officeooo:paragraph-rsid="0023a51d"/>
    </style:style>
    <style:style style:name="P11" style:family="paragraph" style:parent-style-name="Standard">
      <style:text-properties officeooo:paragraph-rsid="0022a55c"/>
    </style:style>
    <style:style style:name="P12" style:family="paragraph" style:parent-style-name="Standard">
      <style:text-properties officeooo:paragraph-rsid="0020bcff"/>
    </style:style>
    <style:style style:name="P13" style:family="paragraph" style:parent-style-name="Standard">
      <style:text-properties officeooo:paragraph-rsid="0023ec13"/>
    </style:style>
    <style:style style:name="P14" style:family="paragraph" style:parent-style-name="Standard">
      <style:text-properties officeooo:paragraph-rsid="0028bc81"/>
    </style:style>
    <style:style style:name="P15" style:family="paragraph" style:parent-style-name="Standard">
      <style:text-properties officeooo:paragraph-rsid="002dd124"/>
    </style:style>
    <style:style style:name="P16" style:family="paragraph" style:parent-style-name="Standard">
      <style:text-properties officeooo:paragraph-rsid="002dddde"/>
    </style:style>
    <style:style style:name="P17" style:family="paragraph" style:parent-style-name="Standard">
      <style:text-properties officeooo:paragraph-rsid="002ef771"/>
    </style:style>
    <style:style style:name="P18" style:family="paragraph" style:parent-style-name="Standard">
      <style:text-properties officeooo:paragraph-rsid="001ca9a1"/>
    </style:style>
    <style:style style:name="P19" style:family="paragraph" style:parent-style-name="Standard">
      <style:text-properties officeooo:paragraph-rsid="0031046c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uk" fo:country="UA" officeooo:rsid="00193ac8"/>
    </style:style>
    <style:style style:name="T9" style:family="text">
      <style:text-properties fo:language="uk" fo:country="UA" officeooo:rsid="001a81a5"/>
    </style:style>
    <style:style style:name="T10" style:family="text">
      <style:text-properties fo:language="uk" fo:country="UA" officeooo:rsid="0044988c"/>
    </style:style>
    <style:style style:name="T11" style:family="text">
      <style:text-properties fo:language="uk" fo:country="UA" officeooo:rsid="002a255b"/>
    </style:style>
    <style:style style:name="T12" style:family="text">
      <style:text-properties fo:language="uk" fo:country="UA" officeooo:rsid="001f6e98"/>
    </style:style>
    <style:style style:name="T13" style:family="text">
      <style:text-properties fo:language="uk" fo:country="UA" officeooo:rsid="003e19f2"/>
    </style:style>
    <style:style style:name="T14" style:family="text">
      <style:text-properties fo:language="uk" fo:country="UA" officeooo:rsid="00351f53"/>
    </style:style>
    <style:style style:name="T15" style:family="text">
      <style:text-properties fo:language="uk" fo:country="UA" officeooo:rsid="004e3a4b"/>
    </style:style>
    <style:style style:name="T16" style:family="text">
      <style:text-properties fo:language="uk" fo:country="UA" officeooo:rsid="001c69c8"/>
    </style:style>
    <style:style style:name="T17" style:family="text">
      <style:text-properties fo:language="uk" fo:country="UA" officeooo:rsid="001e4491"/>
    </style:style>
    <style:style style:name="T18" style:family="text">
      <style:text-properties fo:language="uk" fo:country="UA" officeooo:rsid="001e6a51"/>
    </style:style>
    <style:style style:name="T19" style:family="text">
      <style:text-properties fo:language="uk" fo:country="UA" officeooo:rsid="0020bcff"/>
    </style:style>
    <style:style style:name="T20" style:family="text">
      <style:text-properties fo:language="uk" fo:country="UA" officeooo:rsid="0022a55c"/>
    </style:style>
    <style:style style:name="T21" style:family="text">
      <style:text-properties fo:language="uk" fo:country="UA" officeooo:rsid="0023ec13"/>
    </style:style>
    <style:style style:name="T22" style:family="text">
      <style:text-properties fo:language="uk" fo:country="UA" officeooo:rsid="0026c31f"/>
    </style:style>
    <style:style style:name="T23" style:family="text">
      <style:text-properties fo:language="uk" fo:country="UA" officeooo:rsid="0027e4ea"/>
    </style:style>
    <style:style style:name="T24" style:family="text">
      <style:text-properties fo:language="uk" fo:country="UA" officeooo:rsid="0028bc81"/>
    </style:style>
    <style:style style:name="T25" style:family="text">
      <style:text-properties fo:language="uk" fo:country="UA" officeooo:rsid="002b94a1"/>
    </style:style>
    <style:style style:name="T26" style:family="text">
      <style:text-properties fo:language="uk" fo:country="UA" officeooo:rsid="002dd124"/>
    </style:style>
    <style:style style:name="T27" style:family="text">
      <style:text-properties fo:language="uk" fo:country="UA" officeooo:rsid="002dddde"/>
    </style:style>
    <style:style style:name="T28" style:family="text">
      <style:text-properties fo:language="uk" fo:country="UA" officeooo:rsid="002ef771"/>
    </style:style>
    <style:style style:name="T29" style:family="text">
      <style:text-properties fo:language="uk" fo:country="UA" officeooo:rsid="00300426"/>
    </style:style>
    <style:style style:name="T30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31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32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33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34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35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36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3a51d"/>
    </style:style>
    <style:style style:name="T37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38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39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2">oller — </text:span><text:span text:style-name="T13">В</text:span><text:span text:style-name="T11">алик</text:span></text:p>
      <text:p text:style-name="Standard">Charger — Нагнітач</text:p>
      <text:p text:style-name="Standard"><text:span text:style-name="T11">Dualies — </text:span><text:span text:style-name="T14">Двійники</text:span></text:p>
      <text:p text:style-name="Standard"><text:span text:style-name="T14">Slosher </text:span><text:span text:style-name="T11">— </text:span><text:span text:style-name="T13">Р</text:span><text:span text:style-name="T14">озливач </text:span></text:p>
      <text:p text:style-name="Standard"><text:span text:style-name="T14">Splatling <text:s/></text:span><text:span text:style-name="T11">— </text:span><text:span text:style-name="T10">Ротор</text:span></text:p>
      <text:p text:style-name="Standard"><text:span text:style-name="T10">Blaster <text:s/></text:span><text:span text:style-name="T11">— </text:span><text:span text:style-name="T15">Бластер</text:span></text:p>
      <text:p text:style-name="Standard"><text:span text:style-name="T10">Brella </text:span><text:span text:style-name="T11">— </text:span><text:span text:style-name="T10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8">Плескомат</text:span></text:p>
      <text:p text:style-name="P14"><text:span text:style-name="T4">Spl</text:span><text:span text:style-name="T5">oos</text:span><text:span text:style-name="T4">h</text:span><text:span text:style-name="T8">-o-matic — </text:span><text:span text:style-name="T24">Хлюпомат</text:span></text:p>
      <text:p text:style-name="P12"><text:span text:style-name="T8">Jet Squelcher — </text:span><text:span text:style-name="T19">Відбілювач</text:span></text:p>
      <text:p text:style-name="P12"><text:span text:style-name="T19">Aerospray MG — </text:span><text:span text:style-name="T21">Аероспрей</text:span></text:p>
      <text:p text:style-name="P13"><text:span text:style-name="T21">Aerospray PG </text:span><text:span text:style-name="T19">—</text:span><text:span text:style-name="T21"> Аероспрей PG</text:span></text:p>
      <text:p text:style-name="P3"><text:span text:style-name="T8"/></text:p>
      <text:p text:style-name="P3"><text:span text:style-name="T8">Splat Roller — </text:span><text:span text:style-name="T9">Плеск Валик</text:span></text:p>
      <text:p text:style-name="P3"><text:span text:style-name="T9">Carbon Roller — </text:span><text:span text:style-name="T25">Карбоновий Валик</text:span></text:p>
      <text:p text:style-name="P3"><text:span text:style-name="T9">Dynamo Roller — </text:span><text:span text:style-name="T20">Динамо Валик</text:span></text:p>
      <text:p text:style-name="P16"><text:span text:style-name="T20">Flingza Roller </text:span><text:span text:style-name="T9">— </text:span><text:span text:style-name="T27">Автовалик</text:span></text:p>
      <text:p text:style-name="P3"><text:span text:style-name="T20"/></text:p>
      <text:p text:style-name="P14"><text:span text:style-name="T20">Inkbrush </text:span><text:span text:style-name="T9">—</text:span><text:span text:style-name="T20"> </text:span><text:span text:style-name="T24">Пензлик</text:span></text:p>
      <text:p text:style-name="P15"><text:span text:style-name="T24">Octobrush </text:span><text:span text:style-name="T9">—</text:span><text:span text:style-name="T24"> </text:span><text:span text:style-name="T26">Восьмипензлик</text:span></text:p>
      <text:p text:style-name="P14"><text:span text:style-name="T24">Permanent Inkbrush </text:span><text:span text:style-name="T9">—</text:span><text:span text:style-name="T24"> Перманентний Пензлик</text:span></text:p>
      <text:p text:style-name="P3"><text:span text:style-name="T9"/></text:p>
      <text:p text:style-name="P4"><text:span text:style-name="T9">Splat Brella </text:span><text:span text:style-name="T8">—</text:span><text:span text:style-name="T9"> Плескосолька</text:span></text:p>
      <text:p text:style-name="P4"><text:span text:style-name="T9"/></text:p>
      <text:p text:style-name="P4"><text:span text:style-name="T9">Dualie Squelchers — </text:span><text:span text:style-name="T16">Подвійний Відбілювач</text:span></text:p>
      <text:p text:style-name="P4"><text:span text:style-name="T16"/></text:p>
      <text:p text:style-name="P5"><text:span text:style-name="T10">Blaster <text:s/></text:span><text:span text:style-name="T11">— </text:span><text:span text:style-name="T15">Бластер</text:span></text:p>
      <text:p text:style-name="P13"><text:span text:style-name="T15">Range Blaster </text:span><text:span text:style-name="T11">— </text:span><text:span text:style-name="T21">Бластер </text:span><text:span text:style-name="T3">XL</text:span></text:p>
      <text:p text:style-name="P5"><text:span text:style-name="T15">Rapid Blaster — </text:span><text:span text:style-name="T20">Турбобластер</text:span></text:p>
      <text:p text:style-name="P11"><text:span text:style-name="T20">Rapid Blaster Pro </text:span><text:span text:style-name="T15">— </text:span><text:span text:style-name="T20">Турбобластер ПРО</text:span></text:p>
      <text:p text:style-name="P11"><text:span text:style-name="T20">Clash Blaster — </text:span><text:span text:style-name="T22">Бум</text:span><text:span text:style-name="T23"> Б</text:span><text:span text:style-name="T22">ластер</text:span></text:p>
      <text:p text:style-name="P11"><text:span text:style-name="T22">H-3 Nozzlenose — </text:span><text:span text:style-name="T27">В-3 Афалінос</text:span></text:p>
      <text:p text:style-name="P17"><text:span text:style-name="T22">H-3 Nozzlenose</text:span><text:span text:style-name="T6"> </text:span><text:span text:style-name="T7">D</text:span><text:span text:style-name="T6"> </text:span><text:span text:style-name="T22">— </text:span><text:span text:style-name="T27">В-3 Афалінос </text:span><text:span text:style-name="T28">Д</text:span></text:p>
      <text:p text:style-name="P17"><text:span text:style-name="T28">L-3 Nozzlenose </text:span><text:span text:style-name="T22">—</text:span><text:span text:style-name="T28"> М</text:span><text:span text:style-name="T27">-3 Афалінос</text:span></text:p>
      <text:p text:style-name="P17"><text:span text:style-name="T28">L-3 Nozzlenose </text:span><text:span text:style-name="T7">D </text:span><text:span text:style-name="T22">—</text:span><text:span text:style-name="T28"> М</text:span><text:span text:style-name="T27">-3 Афалінос </text:span><text:span text:style-name="T28">Д</text:span></text:p>
      <text:p text:style-name="P5"><text:span text:style-name="T15"/></text:p>
      <text:p text:style-name="P5"><text:span text:style-name="T15">Sloshing Machine — </text:span><text:span text:style-name="T17">Хлюпофугер</text:span></text:p>
      <text:p text:style-name="P19"><text:span text:style-name="T14">Slosher </text:span><text:span text:style-name="T11">— </text:span><text:span text:style-name="T13">Р</text:span><text:span text:style-name="T14">озливач</text:span></text:p>
      <text:p text:style-name="P5"><text:span text:style-name="T17">Tri-Slosher — </text:span><text:span text:style-name="T29">Трихлюп</text:span></text:p>
      <text:p text:style-name="P5"><text:span text:style-name="T17"/></text:p>
      <text:p text:style-name="P5"><text:span text:style-name="T17">Classic Squiffer — </text:span><text:span text:style-name="T18">Сепаратор </text:span><text:span text:style-name="T30">α</text:span></text:p>
      <text:p text:style-name="P6"><text:span text:style-name="T18">Fresh Squiffer </text:span><text:span text:style-name="T17">—</text:span><text:span text:style-name="T18"> Сепаратор </text:span><text:span text:style-name="T30">γ</text:span></text:p>
      <text:p text:style-name="P6"><text:span text:style-name="T18">New Squiffer </text:span><text:span text:style-name="T17">—</text:span><text:span text:style-name="T18"> Сепаратор </text:span><text:span text:style-name="T30">β</text:span></text:p>
      <text:p text:style-name="P7"><text:span text:style-name="T31">Splat Charger — </text:span><text:span text:style-name="T32">Плеск Нагнітач</text:span></text:p>
      <text:p text:style-name="P7"><text:span text:style-name="T32">Bamboozler 14 Mk I — </text:span><text:span text:style-name="T33">Бамбумк 14-</text:span><text:span text:style-name="T35">I</text:span></text:p>
      <text:p text:style-name="P8"><text:span text:style-name="T32">Bamboozler 14 Mk I</text:span><text:span text:style-name="T35">I </text:span><text:span text:style-name="T32">— </text:span><text:span text:style-name="T33">Бамбумк 14-</text:span><text:span text:style-name="T35">II</text:span></text:p>
      <text:p text:style-name="P8"><text:span text:style-name="T32">Bamboozler 14 Mk I</text:span><text:span text:style-name="T35">II </text:span><text:span text:style-name="T32">— </text:span><text:span text:style-name="T33">Бамбумк 14-</text:span><text:span text:style-name="T35">III</text:span></text:p>
      <text:p text:style-name="P8"><text:soft-page-break/><text:span text:style-name="T35"/></text:p>
      <text:p text:style-name="P10"><text:span text:style-name="T37">Hydra Splatling </text:span><text:span text:style-name="T38">—</text:span><text:span text:style-name="T37"> </text:span><text:span text:style-name="T39">Гідра Фарблінга (Гідрант </text:span><text:bookmark text:name="firstHeading"/><text:span text:style-name="T36">Гатлінга)</text:span></text:p>
      <text:p text:style-name="P9"><text:span text:style-name="T3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7-16T13:32:09.055000000</dc:date>
    <meta:editing-duration>PT9H24M6S</meta:editing-duration>
    <meta:editing-cycles>19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44" meta:word-count="153" meta:character-count="1209" meta:non-whitespace-character-count="1052"/>
  </office:meta>
</office:document-meta>
</file>